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officeooo:rsid="001f9df2" officeooo:paragraph-rsid="001f9df2" style:font-size-asian="17.5pt" style:font-size-complex="20pt"/>
    </style:style>
    <style:style style:name="P2" style:family="paragraph" style:parent-style-name="Standard">
      <style:text-properties fo:font-size="14pt" fo:font-weight="bold" officeooo:rsid="001f9df2" officeooo:paragraph-rsid="001f9df2" style:font-size-asian="12.25pt" style:font-weight-asian="bold" style:font-size-complex="14pt" style:font-weight-complex="bold"/>
    </style:style>
    <style:style style:name="P3" style:family="paragraph" style:parent-style-name="Standard">
      <style:text-properties fo:font-size="12pt" officeooo:rsid="001f9df2" officeooo:paragraph-rsid="001f9df2" style:font-size-asian="10.5pt" style:font-size-complex="12pt"/>
    </style:style>
    <style:style style:name="P4" style:family="paragraph" style:parent-style-name="Standard">
      <style:text-properties fo:font-size="12pt" fo:font-weight="bold" officeooo:rsid="001f9df2" officeooo:paragraph-rsid="001f9df2"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a3df" style:font-weight-asian="normal" style:font-weight-complex="normal"/>
    </style:style>
    <style:style style:name="T4" style:family="text">
      <style:text-properties fo:font-weight="normal" officeooo:rsid="00219fe1"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A<text:line-break/>INF3800</text:p>
      <text:p text:style-name="P1">Emil Strøm</text:p>
      <text:p text:style-name="P1">emilstro</text:p>
      <text:p text:style-name="P1"/>
      <text:p text:style-name="P2">A) In a Boolean retrieval system, stemming never lowers the precision.</text:p>
      <text:p text:style-name="P3"><text:span text:style-name="T1">This is a false statement.</text:span> Stemming almost always lower the precision by combining words to just their stems. This means that the words fastest, fast and faster will all be stemmed into the basic word fast. By getting all these returns means that if one were to search for fastest, one would get all the other results also, thereby getting more results than necessary. For instance: If you were to search for fastest, you could get the result “a Tractor is faster than a Cow”.</text:p>
      <text:p text:style-name="P3"/>
      <text:p text:style-name="P2">B) In a Boolean retrieval system, stemming never lowers recall.</text:p>
      <text:p text:style-name="P4">This is a true statement. <text:span text:style-name="T3">Stemming will only increase the numbers of recalls, </text:span><text:span text:style-name="T4">this because one would get all the results of the stemming, I.e when searching for fastest one would get the results for fast, faster etc.</text:span></text:p>
      <text:p text:style-name="P4"/>
      <text:p text:style-name="P2">C) Stemming increases the size of the vocabulary</text:p>
      <text:p text:style-name="P4">This is a false statement. <text:span text:style-name="T2">Stemming will always lower the size of a vocabulary, by combining many of the terms into their stem it decreases rather than increases the size of the vocabulary.</text:span></text:p>
      <text:p text:style-name="P4"/>
      <text:p text:style-name="P2">D) Stemming should be invoked at indexing time but not while processing the query</text:p>
      <text:p text:style-name="P4">This is a false statement. <text:span text:style-name="T2">Stemming at the indexing time </text:span><text:span text:style-name="T3">is beneficial to decrease the number of terms in the vocabulary, so this should be invoked. However one must also invoke stemming while processing the query also, this to make sure that terms don't get lost in the processing. I.e fastest would not get found since it is just fast that's saved in the vocabul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3:38:13.429126594</meta:creation-date>
    <dc:date>2016-02-08T14:11:03.665009723</dc:date>
    <meta:editing-duration>PT2M19S</meta:editing-duration>
    <meta:editing-cycles>1</meta:editing-cycles>
    <meta:document-statistic meta:table-count="0" meta:image-count="0" meta:object-count="0" meta:page-count="1" meta:paragraph-count="11" meta:word-count="270" meta:character-count="1549" meta:non-whitespace-character-count="1290"/>
    <meta:generator>LibreOffice/4.2.8.2$Linux_X86_64 LibreOffice_project/420m0$Build-2</meta:generator>
  </office:meta>
</office:document-meta>
</file>